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iff" table:style-name="ta1">
        <table:shapes>
          <draw:frame draw:z-index="0" draw:style-name="gr1" draw:text-style-name="P1" svg:width="15.999cm" svg:height="8.999cm" svg:x="36.609cm" svg:y="0.674cm">
            <draw:object draw:notify-on-update-of-ranges="PageRank.A2:PageRank.A7 mrmr.E2:mrmr.E7 PageRank.E2:PageRank.E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5.999cm" svg:height="8.999cm" svg:x="0.57cm" svg:y="0.798cm">
            <draw:object draw:notify-on-update-of-ranges="PageRank.A2:PageRank.A7 mrmr.B2:mrmr.B7 PageRank.B2:PageRank.B7 PageRank.C2:PageRank.C7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0.186cm" svg:y="10.975cm">
            <draw:object draw:notify-on-update-of-ranges="PageRank.A2:PageRank.A7 mrmr.B9:mrmr.B14 PageRank.B9:PageRank.B14 PageRank.C9:PageRank.C1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18.49cm" svg:y="0.756cm">
            <draw:object draw:notify-on-update-of-ranges="PageRank.A2:PageRank.A7 mrmr.B16:mrmr.B21 PageRank.B16:PageRank.B21 PageRank.C2:PageRank.C7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15.999cm" svg:height="8.999cm" svg:x="18.491cm" svg:y="10.687cm">
            <draw:object draw:notify-on-update-of-ranges="PageRank.A2:PageRank.A7 mrmr.B23:mrmr.B28 PageRank.B23:PageRank.B28 PageRank.C23:PageRank.C28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geRank" table:style-name="ta1">
        <table:shapes>
          <draw:frame draw:z-index="0" draw:style-name="gr1" draw:text-style-name="P1" svg:width="15.999cm" svg:height="8.999cm" svg:x="29.609cm" svg:y="0.469cm">
            <draw:object draw:notify-on-update-of-ranges="PageRank.A2:PageRank.A7 PageRank.B9:PageRank.B9 PageRank.B2:PageRank.B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3.66cm" svg:height="7.373cm" svg:x="12.241cm" svg:y="2.069cm">
            <draw:object draw:notify-on-update-of-ranges="PageRank.A2:PageRank.A7 PageRank.C2:PageRank.C7 PageRank.B2:PageRank.B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1.402cm" svg:height="6.594cm" svg:x="10.453cm" svg:y="10.387cm">
            <draw:object draw:notify-on-update-of-ranges="PageRank.A2:PageRank.A7 PageRank.C9:PageRank.C14 PageRank.B9:PageRank.B1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4.186cm" svg:height="6.691cm" svg:x="23.643cm" svg:y="10.387cm">
            <draw:object draw:notify-on-update-of-ranges="PageRank.A2:PageRank.A7 PageRank.C16:PageRank.C21 PageRank.B16:PageRank.B2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3.035cm" svg:height="7.102cm" svg:x="38.895cm" svg:y="10.304cm">
            <draw:object draw:notify-on-update-of-ranges="PageRank.A2:PageRank.A7 PageRank.C23:PageRank.C28 PageRank.B23:PageRank.B2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baseline</text:p>
          </table:table-cell>
          <table:table-cell/>
          <table:table-cell office:value-type="string" calcext:value-type="string">
            <text:p>Tim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845538" calcext:value-type="float">
            <text:p>0,428</text:p>
          </table:table-cell>
          <table:table-cell office:value-type="float" office:value="0.4596" calcext:value-type="float">
            <text:p>0,459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371277" calcext:value-type="float">
            <text:p>0,574</text:p>
          </table:table-cell>
          <table:table-cell office:value-type="float" office:value="0.4622" calcext:value-type="float">
            <text:p>0,462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53858" calcext:value-type="float">
            <text:p>0,605</text:p>
          </table:table-cell>
          <table:table-cell office:value-type="float" office:value="0.4722" calcext:value-type="float">
            <text:p>0,4722</text:p>
          </table:table-cell>
          <table:table-cell office:value-type="string" calcext:value-type="string">
            <text:p>F1=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058747" calcext:value-type="float">
            <text:p>0,606</text:p>
          </table:table-cell>
          <table:table-cell office:value-type="float" office:value="0.4765" calcext:value-type="float">
            <text:p>0,476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770974" calcext:value-type="float">
            <text:p>0,577</text:p>
          </table:table-cell>
          <table:table-cell office:value-type="float" office:value="0.4803" calcext:value-type="float">
            <text:p>0,480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054155" calcext:value-type="float">
            <text:p>0,505</text:p>
          </table:table-cell>
          <table:table-cell office:value-type="float" office:value="0.4973" calcext:value-type="float">
            <text:p>0,497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42845538" calcext:value-type="float">
            <text:p>0,428</text:p>
          </table:table-cell>
          <table:table-cell office:value-type="float" office:value="0.5392" calcext:value-type="float">
            <text:p>0,53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371277" calcext:value-type="float">
            <text:p>0,574</text:p>
          </table:table-cell>
          <table:table-cell office:value-type="float" office:value="0.5431" calcext:value-type="float">
            <text:p>0,54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53858" calcext:value-type="float">
            <text:p>0,605</text:p>
          </table:table-cell>
          <table:table-cell office:value-type="float" office:value="0.5509" calcext:value-type="float">
            <text:p>0,5509</text:p>
          </table:table-cell>
          <table:table-cell office:value-type="string" calcext:value-type="string">
            <text:p>F1=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058747" calcext:value-type="float">
            <text:p>0,606</text:p>
          </table:table-cell>
          <table:table-cell office:value-type="float" office:value="0.5548" calcext:value-type="float">
            <text:p>0,55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70974" calcext:value-type="float">
            <text:p>0,577</text:p>
          </table:table-cell>
          <table:table-cell office:value-type="float" office:value="0.559" calcext:value-type="float">
            <text:p>0,5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54155" calcext:value-type="float">
            <text:p>0,505</text:p>
          </table:table-cell>
          <table:table-cell office:value-type="float" office:value="0.5747" calcext:value-type="float">
            <text:p>0,57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42845538" calcext:value-type="float">
            <text:p>0,428</text:p>
          </table:table-cell>
          <table:table-cell office:value-type="float" office:value="0.5381" calcext:value-type="float">
            <text:p>0,53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371277" calcext:value-type="float">
            <text:p>0,574</text:p>
          </table:table-cell>
          <table:table-cell office:value-type="float" office:value="0.5418" calcext:value-type="float">
            <text:p>0,54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53858" calcext:value-type="float">
            <text:p>0,605</text:p>
          </table:table-cell>
          <table:table-cell office:value-type="float" office:value="0.5482" calcext:value-type="float">
            <text:p>0,5482</text:p>
          </table:table-cell>
          <table:table-cell office:value-type="string" calcext:value-type="string">
            <text:p>F1=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058747" calcext:value-type="float">
            <text:p>0,606</text:p>
          </table:table-cell>
          <table:table-cell office:value-type="float" office:value="0.5519" calcext:value-type="float">
            <text:p>0,55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70974" calcext:value-type="float">
            <text:p>0,577</text:p>
          </table:table-cell>
          <table:table-cell office:value-type="float" office:value="0.5566" calcext:value-type="float">
            <text:p>0,55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54155" calcext:value-type="float">
            <text:p>0,505</text:p>
          </table:table-cell>
          <table:table-cell office:value-type="float" office:value="0.5702" calcext:value-type="float">
            <text:p>0,57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42845538" calcext:value-type="float">
            <text:p>0,428</text:p>
          </table:table-cell>
          <table:table-cell office:value-type="float" office:value="0.5197" calcext:value-type="float">
            <text:p>0,51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371277" calcext:value-type="float">
            <text:p>0,574</text:p>
          </table:table-cell>
          <table:table-cell office:value-type="float" office:value="0.5228" calcext:value-type="float">
            <text:p>0,52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53858" calcext:value-type="float">
            <text:p>0,605</text:p>
          </table:table-cell>
          <table:table-cell office:value-type="float" office:value="0.5272" calcext:value-type="float">
            <text:p>0,5272</text:p>
          </table:table-cell>
          <table:table-cell office:value-type="string" calcext:value-type="string">
            <text:p>F1=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058747" calcext:value-type="float">
            <text:p>0,606</text:p>
          </table:table-cell>
          <table:table-cell office:value-type="float" office:value="0.5301" calcext:value-type="float">
            <text:p>0,53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70974" calcext:value-type="float">
            <text:p>0,577</text:p>
          </table:table-cell>
          <table:table-cell office:value-type="float" office:value="0.5342" calcext:value-type="float">
            <text:p>0,53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54155" calcext:value-type="float">
            <text:p>0,505</text:p>
          </table:table-cell>
          <table:table-cell office:value-type="float" office:value="0.5468" calcext:value-type="float">
            <text:p>0,5468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rmr" table:style-name="ta1">
        <table:shapes>
          <draw:frame draw:z-index="0" draw:style-name="gr1" draw:text-style-name="P1" svg:width="15.999cm" svg:height="8.999cm" svg:x="27.134cm" svg:y="0.656cm">
            <draw:object draw:notify-on-update-of-ranges="mrmr.A2:mrmr.A7 mrmr.C4:mrmr.C4 mrmr.B2:mrmr.B7 mrmr.A9:mrmr.A14 mrmr.C11:mrmr.C11 mrmr.B9:mrmr.B14 mrmr.A16:mrmr.A21 mrmr.C18:mrmr.C18 mrmr.B16:mrmr.B21 mrmr.A23:mrmr.A28 mrmr.C25:mrmr.C25 mrmr.B23:mrmr.B28 mrmr.A30:mrmr.A35 mrmr.C32:mrmr.C32 mrmr.B30:mrmr.B35 mrmr.A37:mrmr.A42 mrmr.C39:mrmr.C39 mrmr.B37:mrmr.B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3.627cm" svg:height="8.327cm" svg:x="12.273cm" svg:y="0.088cm">
            <draw:object draw:notify-on-update-of-ranges="mrmr.A2:mrmr.A7 mrmr.D2:mrmr.D7 mrmr.B2:mrmr.B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3.489cm" svg:height="6.058cm" svg:x="12.284cm" svg:y="9.032cm">
            <draw:object draw:notify-on-update-of-ranges="mrmr.A2:mrmr.A7 mrmr.D9:mrmr.D14 mrmr.B9:mrmr.B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3.504cm" svg:height="7.471cm" svg:x="12.312cm" svg:y="16.051cm">
            <draw:object draw:notify-on-update-of-ranges="mrmr.A2:mrmr.A7 mrmr.D16:mrmr.D21 mrmr.B16:mrmr.B2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4.353cm" svg:height="7.535cm" svg:x="27.051cm" svg:y="15.927cm">
            <draw:object draw:notify-on-update-of-ranges="mrmr.A2:mrmr.A7 mrmr.D23:mrmr.D28 mrmr.B23:mrmr.B2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mrmr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Time</text:p>
          </table:table-cell>
          <table:table-cell table:style-name="ce1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023927" calcext:value-type="float">
            <text:p>0,42023927</text:p>
          </table:table-cell>
          <table:table-cell/>
          <table:table-cell office:value-type="float" office:value="0.4596" calcext:value-type="float">
            <text:p>0,4596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122186" calcext:value-type="float">
            <text:p>0,44122186</text:p>
          </table:table-cell>
          <table:table-cell/>
          <table:table-cell office:value-type="float" office:value="0.4622" calcext:value-type="float">
            <text:p>0,4622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115072" calcext:value-type="float">
            <text:p>0,45115072</text:p>
          </table:table-cell>
          <table:table-cell office:value-type="string" calcext:value-type="string">
            <text:p>F1=5</text:p>
          </table:table-cell>
          <table:table-cell office:value-type="float" office:value="0.4722" calcext:value-type="float">
            <text:p>0,4722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5133463" calcext:value-type="float">
            <text:p>0,45133463</text:p>
          </table:table-cell>
          <table:table-cell/>
          <table:table-cell office:value-type="float" office:value="0.4765" calcext:value-type="float">
            <text:p>0,4765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5545375" calcext:value-type="float">
            <text:p>0,45545375</text:p>
          </table:table-cell>
          <table:table-cell/>
          <table:table-cell office:value-type="float" office:value="0.4803" calcext:value-type="float">
            <text:p>0,4803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535741" calcext:value-type="float">
            <text:p>0,4535741</text:p>
          </table:table-cell>
          <table:table-cell/>
          <table:table-cell office:value-type="float" office:value="0.4973" calcext:value-type="float">
            <text:p>0,4973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25602" calcext:value-type="float">
            <text:p>0,5625602</text:p>
          </table:table-cell>
          <table:table-cell/>
          <table:table-cell office:value-type="float" office:value="0.5392" calcext:value-type="float">
            <text:p>0,539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54658" calcext:value-type="float">
            <text:p>0,5754658</text:p>
          </table:table-cell>
          <table:table-cell/>
          <table:table-cell office:value-type="float" office:value="0.5431" calcext:value-type="float">
            <text:p>0,54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3483" calcext:value-type="float">
            <text:p>0,583483</text:p>
          </table:table-cell>
          <table:table-cell office:value-type="string" calcext:value-type="string">
            <text:p>F1=10</text:p>
          </table:table-cell>
          <table:table-cell office:value-type="float" office:value="0.5509" calcext:value-type="float">
            <text:p>0,5509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825836" calcext:value-type="float">
            <text:p>0,5825836</text:p>
          </table:table-cell>
          <table:table-cell/>
          <table:table-cell office:value-type="float" office:value="0.5548" calcext:value-type="float">
            <text:p>0,5548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31626" calcext:value-type="float">
            <text:p>0,5831626</text:p>
          </table:table-cell>
          <table:table-cell/>
          <table:table-cell office:value-type="float" office:value="0.559" calcext:value-type="float">
            <text:p>0,559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54834" calcext:value-type="float">
            <text:p>0,5854834</text:p>
          </table:table-cell>
          <table:table-cell/>
          <table:table-cell office:value-type="float" office:value="0.5747" calcext:value-type="float">
            <text:p>0,574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70444" calcext:value-type="float">
            <text:p>0,5970444</text:p>
          </table:table-cell>
          <table:table-cell/>
          <table:table-cell office:value-type="float" office:value="0.5381" calcext:value-type="float">
            <text:p>0,538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11431" calcext:value-type="float">
            <text:p>0,6111431</text:p>
          </table:table-cell>
          <table:table-cell/>
          <table:table-cell office:value-type="float" office:value="0.5418" calcext:value-type="float">
            <text:p>0,541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828756" calcext:value-type="float">
            <text:p>0,61828756</text:p>
          </table:table-cell>
          <table:table-cell office:value-type="string" calcext:value-type="string">
            <text:p>F1=15</text:p>
          </table:table-cell>
          <table:table-cell office:value-type="float" office:value="0.5482" calcext:value-type="float">
            <text:p>0,548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8961" calcext:value-type="float">
            <text:p>0,618961</text:p>
          </table:table-cell>
          <table:table-cell/>
          <table:table-cell office:value-type="float" office:value="0.5519" calcext:value-type="float">
            <text:p>0,551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2091607" calcext:value-type="float">
            <text:p>0,62091607</text:p>
          </table:table-cell>
          <table:table-cell/>
          <table:table-cell office:value-type="float" office:value="0.5566" calcext:value-type="float">
            <text:p>0,5566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36909" calcext:value-type="float">
            <text:p>0,6236909</text:p>
          </table:table-cell>
          <table:table-cell/>
          <table:table-cell office:value-type="float" office:value="0.5702" calcext:value-type="float">
            <text:p>0,570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88569" calcext:value-type="float">
            <text:p>0,5988569</text:p>
          </table:table-cell>
          <table:table-cell/>
          <table:table-cell office:value-type="float" office:value="0.5197" calcext:value-type="float">
            <text:p>0,519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062723" calcext:value-type="float">
            <text:p>0,61062723</text:p>
          </table:table-cell>
          <table:table-cell/>
          <table:table-cell office:value-type="float" office:value="0.5228" calcext:value-type="float">
            <text:p>0,52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019545" calcext:value-type="float">
            <text:p>0,62019545</text:p>
          </table:table-cell>
          <table:table-cell office:value-type="string" calcext:value-type="string">
            <text:p>F1=20</text:p>
          </table:table-cell>
          <table:table-cell office:value-type="float" office:value="0.5272" calcext:value-type="float">
            <text:p>0,527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96187" calcext:value-type="float">
            <text:p>0,6196187</text:p>
          </table:table-cell>
          <table:table-cell/>
          <table:table-cell office:value-type="float" office:value="0.5301" calcext:value-type="float">
            <text:p>0,530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224105" calcext:value-type="float">
            <text:p>0,6224105</text:p>
          </table:table-cell>
          <table:table-cell/>
          <table:table-cell office:value-type="float" office:value="0.5342" calcext:value-type="float">
            <text:p>0,5342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34392" calcext:value-type="float">
            <text:p>0,6234392</text:p>
          </table:table-cell>
          <table:table-cell/>
          <table:table-cell office:value-type="float" office:value="0.5468" calcext:value-type="float">
            <text:p>0,546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25432" calcext:value-type="float">
            <text:p>0,572543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00208" calcext:value-type="float">
            <text:p>0,5800208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916497" calcext:value-type="float">
            <text:p>0,5916497</text:p>
          </table:table-cell>
          <table:table-cell office:value-type="string" calcext:value-type="string">
            <text:p>F1=3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8921796" calcext:value-type="float">
            <text:p>0,58921796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9242564" calcext:value-type="float">
            <text:p>0,59242564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934952" calcext:value-type="float">
            <text:p>0,593495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0314194" calcext:value-type="float">
            <text:p>0,5031419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72853" calcext:value-type="float">
            <text:p>0,507285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409763" calcext:value-type="float">
            <text:p>0,51409763</text:p>
          </table:table-cell>
          <table:table-cell office:value-type="string" calcext:value-type="string">
            <text:p>F1=5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1571465" calcext:value-type="float">
            <text:p>0,51571465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80069" calcext:value-type="float">
            <text:p>0,5180069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04803" calcext:value-type="float">
            <text:p>0,5204803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cision" table:style-name="ta1">
        <table:shapes>
          <draw:frame draw:z-index="0" draw:style-name="gr1" draw:text-style-name="P1" svg:width="15.999cm" svg:height="8.999cm" svg:x="9.076cm" svg:y="3.234cm">
            <draw:object draw:notify-on-update-of-ranges="Precision.A2:Precision.A7 Precision.C3:Precision.C3 Precision.B2:Precision.B7 Precision.C12:Precision.C12 Precision.B9:Precision.B14 Precision.A2:Precision.A7 Precision.C18:Precision.C18 Precision.B16:Precision.B21 Precision.A16:Precision.A21 Precision.C25:Precision.C25 Precision.B23:Precision.B28 Precision.A23:Precision.A28 Precision.C32:Precision.C32 Precision.B30:Precision.B35 Precision.A30:Precision.A35 Precision.C39:Precision.C39 Precision.B37:Precision.B42 Precision.A37:Precision.A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Given</text:p>
          </table:table-cell>
          <table:table-cell table:style-name="ce3" office:value-type="string" calcext:value-type="string">
            <text:p>Precision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6649" calcext:value-type="float">
            <text:p>0,6649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7059" calcext:value-type="float">
            <text:p>0,7059</text:p>
          </table:table-cell>
          <table:table-cell office:value-type="string" calcext:value-type="string">
            <text:p>P=5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719" calcext:value-type="float">
            <text:p>0,719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0.7185" calcext:value-type="float">
            <text:p>0,7185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0.7294" calcext:value-type="float">
            <text:p>0,7294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7251" calcext:value-type="float">
            <text:p>0,72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6242" calcext:value-type="float">
            <text:p>0,624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6451" calcext:value-type="float">
            <text:p>0,645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6582" calcext:value-type="float">
            <text:p>0,6582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0.6542" calcext:value-type="float">
            <text:p>0,6542</text:p>
          </table:table-cell>
          <table:table-cell office:value-type="string" calcext:value-type="string">
            <text:p>P=10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0.6577" calcext:value-type="float">
            <text:p>0,6577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6614" calcext:value-type="float">
            <text:p>0,66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s/>0,570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0,589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98" calcext:value-type="float">
            <text:p>0,598</text:p>
          </table:table-cell>
          <table:table-cell office:value-type="string" calcext:value-type="string">
            <text:p>P=15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0,5983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0,6017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0,604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37" calcext:value-type="float">
            <text:p>0,5237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68" calcext:value-type="float">
            <text:p>0,5368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8" calcext:value-type="float">
            <text:p>0,548</text:p>
          </table:table-cell>
          <table:table-cell office:value-type="string" calcext:value-type="string">
            <text:p>P=2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71" calcext:value-type="float">
            <text:p>0,5471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504" calcext:value-type="float">
            <text:p>0,5504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13" calcext:value-type="float">
            <text:p>0,55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88" calcext:value-type="float">
            <text:p>0,4488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61" calcext:value-type="float">
            <text:p>0,456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8" calcext:value-type="float">
            <text:p>0,468</text:p>
          </table:table-cell>
          <table:table-cell office:value-type="string" calcext:value-type="string">
            <text:p>P=3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654" calcext:value-type="float">
            <text:p>0,4654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687" calcext:value-type="float">
            <text:p>0,4687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7" calcext:value-type="float">
            <text:p>0,469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15" calcext:value-type="float">
            <text:p>0,3515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49" calcext:value-type="float">
            <text:p>0,3549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08" calcext:value-type="float">
            <text:p>0,3608</text:p>
          </table:table-cell>
          <table:table-cell office:value-type="string" calcext:value-type="string">
            <text:p>P=5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621" calcext:value-type="float">
            <text:p>0,3621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41" calcext:value-type="float">
            <text:p>0,364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61" calcext:value-type="float">
            <text:p>0,3661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all" table:style-name="ta1">
        <table:shapes>
          <draw:frame draw:z-index="0" draw:style-name="gr1" draw:text-style-name="P1" svg:width="15.999cm" svg:height="8.999cm" svg:x="9.131cm" svg:y="0.897cm">
            <draw:object draw:notify-on-update-of-ranges="Recall.C4:Recall.C4 Recall.B2:Recall.B7 Recall.A2:Recall.A7 Recall.C11:Recall.C11 Recall.B9:Recall.B14 Recall.A2:Recall.A7 Recall.C18:Recall.C18 Recall.B16:Recall.B21 Recall.A2:Recall.A7 Recall.C25:Recall.C25 Recall.B23:Recall.B28 Recall.A2:Recall.A7 Recall.C32:Recall.C32 Recall.B30:Recall.B35 Recall.A2:Recall.A7 Recall.C39:Recall.C39 Recall.B37:Recall.B42 Recall.A2:Recall.A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72" calcext:value-type="float">
            <text:p>0,30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09" calcext:value-type="float">
            <text:p>0,32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87" calcext:value-type="float">
            <text:p>0,3287</text:p>
          </table:table-cell>
          <table:table-cell office:value-type="string" calcext:value-type="string">
            <text:p>Recall = 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29" calcext:value-type="float">
            <text:p>0,32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11" calcext:value-type="float">
            <text:p>0,33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2" calcext:value-type="float">
            <text:p>0,5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94" calcext:value-type="float">
            <text:p>0,51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4" calcext:value-type="float">
            <text:p>0,524</text:p>
          </table:table-cell>
          <table:table-cell office:value-type="string" calcext:value-type="string">
            <text:p>Recall = 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51" calcext:value-type="float">
            <text:p>0,525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238" calcext:value-type="float">
            <text:p>0,52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52" calcext:value-type="float">
            <text:p>0,525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263" calcext:value-type="float">
            <text:p>0,62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49" calcext:value-type="float">
            <text:p>0,634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Recall = 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411" calcext:value-type="float">
            <text:p>0,64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414" calcext:value-type="float">
            <text:p>0,64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438" calcext:value-type="float">
            <text:p>0,643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92" calcext:value-type="float">
            <text:p>0,69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8" calcext:value-type="float">
            <text:p>0,7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43" calcext:value-type="float">
            <text:p>0,7143</text:p>
          </table:table-cell>
          <table:table-cell office:value-type="string" calcext:value-type="string">
            <text:p>Recall = 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143" calcext:value-type="float">
            <text:p>0,71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161" calcext:value-type="float">
            <text:p>0,71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73" calcext:value-type="float">
            <text:p>0,717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05" calcext:value-type="float">
            <text:p>0,79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64" calcext:value-type="float">
            <text:p>0,79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41" calcext:value-type="float">
            <text:p>0,8041</text:p>
          </table:table-cell>
          <table:table-cell office:value-type="string" calcext:value-type="string">
            <text:p>Recall = 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28" calcext:value-type="float">
            <text:p>0,80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049" calcext:value-type="float">
            <text:p>0,80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059" calcext:value-type="float">
            <text:p>0,805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49" calcext:value-type="float">
            <text:p>0,88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9" calcext:value-type="float">
            <text:p>0,8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39" calcext:value-type="float">
            <text:p>0,8939</text:p>
          </table:table-cell>
          <table:table-cell office:value-type="string" calcext:value-type="string">
            <text:p>Recall = 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957" calcext:value-type="float">
            <text:p>0,89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973" calcext:value-type="float">
            <text:p>0,897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4" number:min-integer-digits="1"/>
    </number:number-style>
    <number:number-style style:name="N10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5-01-04T18:26:20.005213796</meta:creation-date>
    <dc:date>2015-01-04T22:57:37.960264402</dc:date>
    <dc:creator>Simo </dc:creator>
    <meta:editing-duration>PT1H58M31S</meta:editing-duration>
    <meta:editing-cycles>6</meta:editing-cycles>
    <meta:generator>LibreOffice/4.2.7.2$Linux_X86_64 LibreOffice_project/420m0$Build-2</meta:generator>
    <meta:document-statistic meta:table-count="5" meta:cell-count="34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Precision.A2:Precision.B7 Precision.C3:Precision.C3 Precision.C12:Precision.C12 Precision.B9:Precision.B14 Precision.C18:Precision.C18 Precision.B16:Precision.B21 Precision.C25:Precision.C25 Precision.B23:Precision.B28 Precision.C32:Precision.C32 Precision.B30:Precision.B35 Precision.C39:Precision.C39 Precision.B37:Precision.B42" chart:data-source-has-labels="row" svg:x="1.331cm" svg:y="0.18cm" svg:width="12.185cm" svg:height="7.659cm">
          <chartooo:coordinate-region svg:x="2.058cm" svg:y="0.379cm" svg:width="11.179cm" svg:height="6.813cm"/>
          <chart:axis chart:dimension="x" chart:name="primary-x" chart:style-name="ch4">
            <chart:title svg:x="6.942cm" svg:y="8.019cm" chart:style-name="ch5">
              <text:p>Given</text:p>
            </chart:title>
          </chart:axis>
          <chart:axis chart:dimension="y" chart:name="primary-y" chart:style-name="ch4">
            <chart:title svg:x="0.451cm" svg:y="4.622cm" chart:style-name="ch6">
              <text:p>Percent</text:p>
            </chart:title>
            <chart:grid chart:style-name="ch7" chart:class="major"/>
          </chart:axis>
          <chart:series chart:style-name="ch8" chart:values-cell-range-address="Precision.B2:Precision.B7" chart:label-cell-address="Precision.C3:Precision.C3" chart:class="chart:scatter">
            <chart:domain table:cell-range-address="Precision.A2:Precision.A7"/>
            <chart:data-point chart:repeated="6"/>
          </chart:series>
          <chart:series chart:style-name="ch9" chart:values-cell-range-address="Precision.B9:Precision.B14" chart:label-cell-address="Precision.C12:Precision.C12" chart:class="chart:scatter">
            <chart:data-point chart:repeated="6"/>
          </chart:series>
          <chart:series chart:style-name="ch10" chart:values-cell-range-address="Precision.B16:Precision.B21" chart:label-cell-address="Precision.C18:Precision.C18" chart:class="chart:scatter">
            <chart:domain table:cell-range-address="Precision.A16:Precision.A21"/>
            <chart:data-point chart:repeated="6"/>
          </chart:series>
          <chart:series chart:style-name="ch11" chart:values-cell-range-address="Precision.B23:Precision.B28" chart:label-cell-address="Precision.C25:Precision.C25" chart:class="chart:scatter">
            <chart:domain table:cell-range-address="Precision.A23:Precision.A28"/>
            <chart:data-point chart:repeated="6"/>
          </chart:series>
          <chart:series chart:style-name="ch12" chart:values-cell-range-address="Precision.B30:Precision.B35" chart:label-cell-address="Precision.C32:Precision.C32" chart:class="chart:scatter">
            <chart:domain table:cell-range-address="Precision.A30:Precision.A35"/>
            <chart:data-point chart:repeated="6"/>
          </chart:series>
          <chart:series chart:style-name="ch13" chart:values-cell-range-address="Precision.B37:Precision.B42" chart:label-cell-address="Precision.C39:Precision.C39" chart:class="chart:scatter">
            <chart:domain table:cell-range-address="Precision.A37:Precision.A42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=5</text:p>
                <draw:g>
                  <svg:desc>Precision.C3:Precision.C3</svg:desc>
                </draw:g>
              </table:table-cell>
              <table:table-cell office:value-type="string">
                <text:p>P=10</text:p>
                <draw:g>
                  <svg:desc>Precision.C12:Precision.C12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P=15</text:p>
                <draw:g>
                  <svg:desc>Precision.C18:Precision.C18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P=20</text:p>
                <draw:g>
                  <svg:desc>Precision.C25:Precision.C25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P=30</text:p>
                <draw:g>
                  <svg:desc>Precision.C32:Precision.C32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P=50</text:p>
                <draw:g>
                  <svg:desc>Precision.C39:Precision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recision.A2:Precision.A7</svg:desc>
                </draw:g>
              </table:table-cell>
              <table:table-cell office:value-type="float" office:value="0.6649">
                <text:p>0.6649</text:p>
                <draw:g>
                  <svg:desc>Precision.B2:Precision.B7</svg:desc>
                </draw:g>
              </table:table-cell>
              <table:table-cell office:value-type="float" office:value="0.6242">
                <text:p>0.6242</text:p>
                <draw:g>
                  <svg:desc>Precision.B9:Precision.B14</svg:desc>
                </draw:g>
              </table:table-cell>
              <table:table-cell office:value-type="float" office:value="5">
                <text:p>5</text:p>
                <draw:g>
                  <svg:desc>Precision.A16:Precision.A21</svg:desc>
                </draw:g>
              </table:table-cell>
              <table:table-cell office:value-type="float" office:value="NaN">
                <text:p>NaN</text:p>
                <draw:g>
                  <svg:desc>Precision.B16:Precision.B21</svg:desc>
                </draw:g>
              </table:table-cell>
              <table:table-cell office:value-type="float" office:value="5">
                <text:p>5</text:p>
                <draw:g>
                  <svg:desc>Precision.A23:Precision.A28</svg:desc>
                </draw:g>
              </table:table-cell>
              <table:table-cell office:value-type="float" office:value="0.5237">
                <text:p>0.5237</text:p>
                <draw:g>
                  <svg:desc>Precision.B23:Precision.B28</svg:desc>
                </draw:g>
              </table:table-cell>
              <table:table-cell office:value-type="float" office:value="5">
                <text:p>5</text:p>
                <draw:g>
                  <svg:desc>Precision.A30:Precision.A35</svg:desc>
                </draw:g>
              </table:table-cell>
              <table:table-cell office:value-type="float" office:value="0.4488">
                <text:p>0.4488</text:p>
                <draw:g>
                  <svg:desc>Precision.B30:Precision.B35</svg:desc>
                </draw:g>
              </table:table-cell>
              <table:table-cell office:value-type="float" office:value="5">
                <text:p>5</text:p>
                <draw:g>
                  <svg:desc>Precision.A37:Precision.A42</svg:desc>
                </draw:g>
              </table:table-cell>
              <table:table-cell office:value-type="float" office:value="0.3515">
                <text:p>0.3515</text:p>
                <draw:g>
                  <svg:desc>Precision.B37:Precision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7059">
                <text:p>0.7059</text:p>
              </table:table-cell>
              <table:table-cell office:value-type="float" office:value="0.6451">
                <text:p>0.645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5368">
                <text:p>0.5368</text:p>
              </table:table-cell>
              <table:table-cell office:value-type="float" office:value="10">
                <text:p>10</text:p>
              </table:table-cell>
              <table:table-cell office:value-type="float" office:value="0.4561">
                <text:p>0.4561</text:p>
              </table:table-cell>
              <table:table-cell office:value-type="float" office:value="10">
                <text:p>10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719">
                <text:p>0.719</text:p>
              </table:table-cell>
              <table:table-cell office:value-type="float" office:value="0.6582">
                <text:p>0.6582</text:p>
              </table:table-cell>
              <table:table-cell office:value-type="float" office:value="20">
                <text:p>20</text:p>
              </table:table-cell>
              <table:table-cell office:value-type="float" office:value="0.598">
                <text:p>0.598</text:p>
              </table:table-cell>
              <table:table-cell office:value-type="float" office:value="20">
                <text:p>20</text:p>
              </table:table-cell>
              <table:table-cell office:value-type="float" office:value="0.548">
                <text:p>0.548</text:p>
              </table:table-cell>
              <table:table-cell office:value-type="float" office:value="20">
                <text:p>20</text:p>
              </table:table-cell>
              <table:table-cell office:value-type="float" office:value="0.468">
                <text:p>0.468</text:p>
              </table:table-cell>
              <table:table-cell office:value-type="float" office:value="20">
                <text:p>20</text:p>
              </table:table-cell>
              <table:table-cell office:value-type="float" office:value="0.3608">
                <text:p>0.3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7185">
                <text:p>0.7185</text:p>
              </table:table-cell>
              <table:table-cell office:value-type="float" office:value="0.6542">
                <text:p>0.654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5471">
                <text:p>0.5471</text:p>
              </table:table-cell>
              <table:table-cell office:value-type="float" office:value="30">
                <text:p>30</text:p>
              </table:table-cell>
              <table:table-cell office:value-type="float" office:value="0.4654">
                <text:p>0.4654</text:p>
              </table:table-cell>
              <table:table-cell office:value-type="float" office:value="30">
                <text:p>30</text:p>
              </table:table-cell>
              <table:table-cell office:value-type="float" office:value="0.3621">
                <text:p>0.3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294">
                <text:p>0.7294</text:p>
              </table:table-cell>
              <table:table-cell office:value-type="float" office:value="0.6577">
                <text:p>0.657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5504">
                <text:p>0.5504</text:p>
              </table:table-cell>
              <table:table-cell office:value-type="float" office:value="50">
                <text:p>50</text:p>
              </table:table-cell>
              <table:table-cell office:value-type="float" office:value="0.4687">
                <text:p>0.4687</text:p>
              </table:table-cell>
              <table:table-cell office:value-type="float" office:value="50">
                <text:p>50</text:p>
              </table:table-cell>
              <table:table-cell office:value-type="float" office:value="0.3641">
                <text:p>0.3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7251">
                <text:p>0.7251</text:p>
              </table:table-cell>
              <table:table-cell office:value-type="float" office:value="0.6614">
                <text:p>0.661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5513">
                <text:p>0.5513</text:p>
              </table:table-cell>
              <table:table-cell office:value-type="float" office:value="100">
                <text:p>100</text:p>
              </table:table-cell>
              <table:table-cell office:value-type="float" office:value="0.4697">
                <text:p>0.4697</text:p>
              </table:table-cell>
              <table:table-cell office:value-type="float" office:value="100">
                <text:p>100</text:p>
              </table:table-cell>
              <table:table-cell office:value-type="float" office:value="0.3661">
                <text:p>0.3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03cm" svg:height="6.595cm" xlink:href=".." xlink:type="simple" chart:class="chart:bar" chart:style-name="ch1">
        <chart:title svg:x="4.903cm" svg:y="0.267cm" chart:style-name="ch2">
          <text:p>F1@10</text:p>
        </chart:title>
        <chart:legend chart:legend-position="end" svg:x="9.246cm" svg:y="2.749cm" style:legend-expansion="high" chart:style-name="ch3"/>
        <chart:plot-area chart:style-name="ch4" table:cell-range-address="PageRank.A2:PageRank.A7 PageRank.B9:PageRank.C14" chart:data-source-has-labels="both" svg:x="0.228cm" svg:y="1.203cm" svg:width="8.79cm" svg:height="5.261cm">
          <chartooo:coordinate-region svg:x="0.955cm" svg:y="1.403cm" svg:width="8.063cm" svg:height="4.414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geRank.C9:PageRank.C14" chart:label-cell-address="baseline" chart:class="chart:bar">
            <chart:data-point chart:repeated="6"/>
          </chart:series>
          <chart:series chart:style-name="ch9" chart:values-cell-range-address="PageRank.B9:PageRank.B14" chart:label-cell-address="pagerank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pagerank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392">
                <text:p>0.5392</text:p>
                <draw:g>
                  <svg:desc>PageRank.C9:PageRank.C14</svg:desc>
                </draw:g>
              </table:table-cell>
              <table:table-cell office:value-type="float" office:value="0.42845538">
                <text:p>0.42845538</text:p>
                <draw:g>
                  <svg:desc>PageRank.B9:PageRank.B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31">
                <text:p>0.5431</text:p>
              </table:table-cell>
              <table:table-cell office:value-type="float" office:value="0.57371277">
                <text:p>0.573712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09">
                <text:p>0.5509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48">
                <text:p>0.5548</text:p>
              </table:table-cell>
              <table:table-cell office:value-type="float" office:value="0.6058747">
                <text:p>0.60587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9">
                <text:p>0.559</text:p>
              </table:table-cell>
              <table:table-cell office:value-type="float" office:value="0.5770974">
                <text:p>0.57709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47">
                <text:p>0.5747</text:p>
              </table:table-cell>
              <table:table-cell office:value-type="float" office:value="0.5054155">
                <text:p>0.50541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7cm" svg:height="6.692cm" xlink:href=".." xlink:type="simple" chart:class="chart:bar" chart:style-name="ch1">
        <chart:title svg:x="6.295cm" svg:y="0.269cm" chart:style-name="ch2">
          <text:p>F1@15</text:p>
        </chart:title>
        <chart:legend chart:legend-position="end" svg:x="12.03cm" svg:y="2.798cm" style:legend-expansion="high" chart:style-name="ch3"/>
        <chart:plot-area chart:style-name="ch4" table:cell-range-address="PageRank.A2:PageRank.A7 PageRank.B16:PageRank.C21" chart:data-source-has-labels="both" svg:x="0.283cm" svg:y="1.207cm" svg:width="11.464cm" svg:height="5.352cm">
          <chartooo:coordinate-region svg:x="1.01cm" svg:y="1.406cm" svg:width="10.737cm" svg:height="4.506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geRank.C16:PageRank.C21" chart:label-cell-address="baseline" chart:class="chart:bar">
            <chart:data-point chart:repeated="6"/>
          </chart:series>
          <chart:series chart:style-name="ch9" chart:values-cell-range-address="PageRank.B16:PageRank.B21" chart:label-cell-address="pagerank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pagerank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381">
                <text:p>0.5381</text:p>
                <draw:g>
                  <svg:desc>PageRank.C16:PageRank.C21</svg:desc>
                </draw:g>
              </table:table-cell>
              <table:table-cell office:value-type="float" office:value="0.42845538">
                <text:p>0.42845538</text:p>
                <draw:g>
                  <svg:desc>PageRank.B16:PageRank.B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18">
                <text:p>0.5418</text:p>
              </table:table-cell>
              <table:table-cell office:value-type="float" office:value="0.57371277">
                <text:p>0.573712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82">
                <text:p>0.5482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19">
                <text:p>0.5519</text:p>
              </table:table-cell>
              <table:table-cell office:value-type="float" office:value="0.6058747">
                <text:p>0.60587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66">
                <text:p>0.5566</text:p>
              </table:table-cell>
              <table:table-cell office:value-type="float" office:value="0.5770974">
                <text:p>0.57709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02">
                <text:p>0.5702</text:p>
              </table:table-cell>
              <table:table-cell office:value-type="float" office:value="0.5054155">
                <text:p>0.50541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36cm" svg:height="7.103cm" xlink:href=".." xlink:type="simple" chart:class="chart:bar" chart:style-name="ch1">
        <chart:title svg:x="5.72cm" svg:y="0.278cm" chart:style-name="ch2">
          <text:p>F1@20</text:p>
        </chart:title>
        <chart:legend chart:legend-position="end" svg:x="10.879cm" svg:y="3.003cm" style:legend-expansion="high" chart:style-name="ch3"/>
        <chart:plot-area chart:style-name="ch4" table:cell-range-address="PageRank.A2:PageRank.A7 PageRank.B23:PageRank.C28" chart:data-source-has-labels="both" svg:x="0.26cm" svg:y="1.225cm" svg:width="10.359cm" svg:height="5.736cm">
          <chartooo:coordinate-region svg:x="0.987cm" svg:y="1.424cm" svg:width="9.632cm" svg:height="4.89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geRank.C23:PageRank.C28" chart:label-cell-address="baseline" chart:class="chart:bar">
            <chart:data-point chart:repeated="6"/>
          </chart:series>
          <chart:series chart:style-name="ch9" chart:values-cell-range-address="PageRank.B23:PageRank.B28" chart:label-cell-address="pagerank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pagerank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197">
                <text:p>0.5197</text:p>
                <draw:g>
                  <svg:desc>PageRank.C23:PageRank.C28</svg:desc>
                </draw:g>
              </table:table-cell>
              <table:table-cell office:value-type="float" office:value="0.42845538">
                <text:p>0.42845538</text:p>
                <draw:g>
                  <svg:desc>PageRank.B23:PageRank.B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228">
                <text:p>0.5228</text:p>
              </table:table-cell>
              <table:table-cell office:value-type="float" office:value="0.57371277">
                <text:p>0.573712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272">
                <text:p>0.5272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301">
                <text:p>0.5301</text:p>
              </table:table-cell>
              <table:table-cell office:value-type="float" office:value="0.6058747">
                <text:p>0.60587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342">
                <text:p>0.5342</text:p>
              </table:table-cell>
              <table:table-cell office:value-type="float" office:value="0.5770974">
                <text:p>0.57709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468">
                <text:p>0.5468</text:p>
              </table:table-cell>
              <table:table-cell office:value-type="float" office:value="0.5054155">
                <text:p>0.505415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2cm" svg:y="0.316cm" chart:style-name="ch2">
          <text:p>Time execution</text:p>
        </chart:title>
        <chart:legend chart:legend-position="end" svg:x="13.843cm" svg:y="3.952cm" style:legend-expansion="high" chart:style-name="ch3"/>
        <chart:plot-area chart:style-name="ch4" table:cell-range-address="PageRank.A2:PageRank.A7 mrmr.E2:mrmr.E7 PageRank.E2:PageRank.E7" chart:data-source-has-labels="both" svg:x="0.32cm" svg:y="1.301cm" svg:width="13.203cm" svg:height="7.519cm">
          <chartooo:coordinate-region svg:x="1.127cm" svg:y="1.5cm" svg:width="12.396cm" svg:height="6.673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E2:mrmr.E7" chart:label-cell-address="mrmr" chart:class="chart:bar">
            <chart:data-point chart:repeated="6"/>
          </chart:series>
          <chart:series chart:style-name="ch9" chart:values-cell-range-address="PageRank.E2:PageRank.E7" chart:label-cell-address="pagerank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mr</text:p>
              </table:table-cell>
              <table:table-cell office:value-type="string">
                <text:p>pagerank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142">
                <text:p>142</text:p>
                <draw:g>
                  <svg:desc>mrmr.E2:mrmr.E7</svg:desc>
                </draw:g>
              </table:table-cell>
              <table:table-cell office:value-type="float" office:value="70">
                <text:p>70</text:p>
                <draw:g>
                  <svg:desc>PageRank.E2:PageRank.E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5">
                <text:p>1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1">
                <text:p>1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7">
                <text:p>207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21cm" svg:y="0.316cm" chart:style-name="ch2">
          <text:p>F1@5</text:p>
        </chart:title>
        <chart:legend chart:legend-position="end" svg:x="13.843cm" svg:y="3.703cm" style:legend-expansion="high" chart:style-name="ch3"/>
        <chart:plot-area chart:style-name="ch4" table:cell-range-address="PageRank.A2:PageRank.C7 mrmr.B2:mrmr.B7" chart:data-source-has-labels="both" svg:x="0.32cm" svg:y="1.301cm" svg:width="13.203cm" svg:height="7.519cm">
          <chartooo:coordinate-region svg:x="1.047cm" svg:y="1.5cm" svg:width="12.476cm" svg:height="6.673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B2:mrmr.B7" chart:label-cell-address="mrmr" chart:class="chart:bar">
            <chart:data-point chart:repeated="6"/>
          </chart:series>
          <chart:series chart:style-name="ch9" chart:values-cell-range-address="PageRank.B2:PageRank.B7" chart:label-cell-address="pagerank" chart:class="chart:bar">
            <chart:data-point chart:repeated="6"/>
          </chart:series>
          <chart:series chart:style-name="ch10" chart:values-cell-range-address="PageRank.C2:PageRank.C7" chart:label-cell-address="baseline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mr</text:p>
              </table:table-cell>
              <table:table-cell office:value-type="string">
                <text:p>pagerank</text:p>
              </table:table-cell>
              <table:table-cell office:value-type="string">
                <text:p>baseline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42023927">
                <text:p>0.42023927</text:p>
                <draw:g>
                  <svg:desc>mrmr.B2:mrmr.B7</svg:desc>
                </draw:g>
              </table:table-cell>
              <table:table-cell office:value-type="float" office:value="0.42845538">
                <text:p>0.42845538</text:p>
                <draw:g>
                  <svg:desc>PageRank.B2:PageRank.B7</svg:desc>
                </draw:g>
              </table:table-cell>
              <table:table-cell office:value-type="float" office:value="0.4596">
                <text:p>0.4596</text:p>
                <draw:g>
                  <svg:desc>PageRank.C2:PageRank.C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4122186">
                <text:p>0.44122186</text:p>
              </table:table-cell>
              <table:table-cell office:value-type="float" office:value="0.57371277">
                <text:p>0.57371277</text:p>
              </table:table-cell>
              <table:table-cell office:value-type="float" office:value="0.4622">
                <text:p>0.46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5115072">
                <text:p>0.45115072</text:p>
              </table:table-cell>
              <table:table-cell office:value-type="float" office:value="0.6053858">
                <text:p>0.6053858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5133463">
                <text:p>0.45133463</text:p>
              </table:table-cell>
              <table:table-cell office:value-type="float" office:value="0.6058747">
                <text:p>0.6058747</text:p>
              </table:table-cell>
              <table:table-cell office:value-type="float" office:value="0.4765">
                <text:p>0.47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5545375">
                <text:p>0.45545375</text:p>
              </table:table-cell>
              <table:table-cell office:value-type="float" office:value="0.5770974">
                <text:p>0.5770974</text:p>
              </table:table-cell>
              <table:table-cell office:value-type="float" office:value="0.4803">
                <text:p>0.48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535741">
                <text:p>0.4535741</text:p>
              </table:table-cell>
              <table:table-cell office:value-type="float" office:value="0.5054155">
                <text:p>0.5054155</text:p>
              </table:table-cell>
              <table:table-cell office:value-type="float" office:value="0.4973">
                <text:p>0.49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F1@10</text:p>
        </chart:title>
        <chart:legend chart:legend-position="end" svg:x="13.843cm" svg:y="3.703cm" style:legend-expansion="high" chart:style-name="ch3"/>
        <chart:plot-area chart:style-name="ch4" table:cell-range-address="PageRank.A2:PageRank.A7 mrmr.B9:mrmr.B14 PageRank.B9:PageRank.C14" chart:data-source-has-labels="both" svg:x="0.32cm" svg:y="1.301cm" svg:width="13.203cm" svg:height="7.519cm">
          <chartooo:coordinate-region svg:x="1.047cm" svg:y="1.5cm" svg:width="12.476cm" svg:height="6.673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B9:mrmr.B14" chart:label-cell-address="mrmr" chart:class="chart:bar">
            <chart:data-point chart:repeated="6"/>
          </chart:series>
          <chart:series chart:style-name="ch9" chart:values-cell-range-address="PageRank.B9:PageRank.B14" chart:label-cell-address="pagerank" chart:class="chart:bar">
            <chart:data-point chart:repeated="6"/>
          </chart:series>
          <chart:series chart:style-name="ch10" chart:values-cell-range-address="PageRank.C9:PageRank.C14" chart:label-cell-address="baseline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mr</text:p>
              </table:table-cell>
              <table:table-cell office:value-type="string">
                <text:p>pagerank</text:p>
              </table:table-cell>
              <table:table-cell office:value-type="string">
                <text:p>baseline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625602">
                <text:p>0.5625602</text:p>
                <draw:g>
                  <svg:desc>mrmr.B9:mrmr.B14</svg:desc>
                </draw:g>
              </table:table-cell>
              <table:table-cell office:value-type="float" office:value="0.42845538">
                <text:p>0.42845538</text:p>
                <draw:g>
                  <svg:desc>PageRank.B9:PageRank.B14</svg:desc>
                </draw:g>
              </table:table-cell>
              <table:table-cell office:value-type="float" office:value="0.5392">
                <text:p>0.5392</text:p>
                <draw:g>
                  <svg:desc>PageRank.C9:PageRank.C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54658">
                <text:p>0.5754658</text:p>
              </table:table-cell>
              <table:table-cell office:value-type="float" office:value="0.57371277">
                <text:p>0.57371277</text:p>
              </table:table-cell>
              <table:table-cell office:value-type="float" office:value="0.5431">
                <text:p>0.54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3483">
                <text:p>0.583483</text:p>
              </table:table-cell>
              <table:table-cell office:value-type="float" office:value="0.6053858">
                <text:p>0.6053858</text:p>
              </table:table-cell>
              <table:table-cell office:value-type="float" office:value="0.5509">
                <text:p>0.55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825836">
                <text:p>0.5825836</text:p>
              </table:table-cell>
              <table:table-cell office:value-type="float" office:value="0.6058747">
                <text:p>0.6058747</text:p>
              </table:table-cell>
              <table:table-cell office:value-type="float" office:value="0.5548">
                <text:p>0.55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831626">
                <text:p>0.5831626</text:p>
              </table:table-cell>
              <table:table-cell office:value-type="float" office:value="0.5770974">
                <text:p>0.5770974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54834">
                <text:p>0.5854834</text:p>
              </table:table-cell>
              <table:table-cell office:value-type="float" office:value="0.5054155">
                <text:p>0.5054155</text:p>
              </table:table-cell>
              <table:table-cell office:value-type="float" office:value="0.5747">
                <text:p>0.574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F1@15</text:p>
        </chart:title>
        <chart:legend chart:legend-position="end" svg:x="13.843cm" svg:y="3.703cm" style:legend-expansion="high" chart:style-name="ch3"/>
        <chart:plot-area chart:style-name="ch4" table:cell-range-address="PageRank.A2:PageRank.A7 mrmr.B16:mrmr.B21 PageRank.B16:PageRank.B21 PageRank.C2:PageRank.C7" chart:data-source-has-labels="both" svg:x="0.32cm" svg:y="1.301cm" svg:width="13.203cm" svg:height="7.519cm">
          <chartooo:coordinate-region svg:x="1.047cm" svg:y="1.5cm" svg:width="12.476cm" svg:height="6.673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B16:mrmr.B21" chart:label-cell-address="mrmr" chart:class="chart:bar">
            <chart:data-point chart:repeated="6"/>
          </chart:series>
          <chart:series chart:style-name="ch9" chart:values-cell-range-address="PageRank.B16:PageRank.B21" chart:label-cell-address="pagerank" chart:class="chart:bar">
            <chart:data-point chart:repeated="6"/>
          </chart:series>
          <chart:series chart:style-name="ch10" chart:values-cell-range-address="PageRank.C2:PageRank.C7" chart:label-cell-address="baseline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mr</text:p>
              </table:table-cell>
              <table:table-cell office:value-type="string">
                <text:p>pagerank</text:p>
              </table:table-cell>
              <table:table-cell office:value-type="string">
                <text:p>baseline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970444">
                <text:p>0.5970444</text:p>
                <draw:g>
                  <svg:desc>mrmr.B16:mrmr.B21</svg:desc>
                </draw:g>
              </table:table-cell>
              <table:table-cell office:value-type="float" office:value="0.42845538">
                <text:p>0.42845538</text:p>
                <draw:g>
                  <svg:desc>PageRank.B16:PageRank.B21</svg:desc>
                </draw:g>
              </table:table-cell>
              <table:table-cell office:value-type="float" office:value="0.4596">
                <text:p>0.4596</text:p>
                <draw:g>
                  <svg:desc>PageRank.C2:PageRank.C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11431">
                <text:p>0.6111431</text:p>
              </table:table-cell>
              <table:table-cell office:value-type="float" office:value="0.57371277">
                <text:p>0.57371277</text:p>
              </table:table-cell>
              <table:table-cell office:value-type="float" office:value="0.4622">
                <text:p>0.46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1828756">
                <text:p>0.61828756</text:p>
              </table:table-cell>
              <table:table-cell office:value-type="float" office:value="0.6053858">
                <text:p>0.6053858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8961">
                <text:p>0.618961</text:p>
              </table:table-cell>
              <table:table-cell office:value-type="float" office:value="0.6058747">
                <text:p>0.6058747</text:p>
              </table:table-cell>
              <table:table-cell office:value-type="float" office:value="0.4765">
                <text:p>0.47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2091607">
                <text:p>0.62091607</text:p>
              </table:table-cell>
              <table:table-cell office:value-type="float" office:value="0.5770974">
                <text:p>0.5770974</text:p>
              </table:table-cell>
              <table:table-cell office:value-type="float" office:value="0.4803">
                <text:p>0.48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236909">
                <text:p>0.6236909</text:p>
              </table:table-cell>
              <table:table-cell office:value-type="float" office:value="0.5054155">
                <text:p>0.5054155</text:p>
              </table:table-cell>
              <table:table-cell office:value-type="float" office:value="0.4973">
                <text:p>0.497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F1@20</text:p>
        </chart:title>
        <chart:legend chart:legend-position="end" svg:x="13.843cm" svg:y="3.703cm" style:legend-expansion="high" chart:style-name="ch3"/>
        <chart:plot-area chart:style-name="ch4" table:cell-range-address="PageRank.A2:PageRank.A7 mrmr.B23:mrmr.B28 PageRank.B23:PageRank.C28" chart:data-source-has-labels="both" svg:x="0.32cm" svg:y="1.301cm" svg:width="13.203cm" svg:height="7.519cm">
          <chartooo:coordinate-region svg:x="1.047cm" svg:y="1.5cm" svg:width="12.476cm" svg:height="6.673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B23:mrmr.B28" chart:label-cell-address="mrmr" chart:class="chart:bar">
            <chart:data-point chart:repeated="6"/>
          </chart:series>
          <chart:series chart:style-name="ch9" chart:values-cell-range-address="PageRank.B23:PageRank.B28" chart:label-cell-address="pagerank" chart:class="chart:bar">
            <chart:data-point chart:repeated="6"/>
          </chart:series>
          <chart:series chart:style-name="ch10" chart:values-cell-range-address="PageRank.C23:PageRank.C28" chart:label-cell-address="baseline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mr</text:p>
              </table:table-cell>
              <table:table-cell office:value-type="string">
                <text:p>pagerank</text:p>
              </table:table-cell>
              <table:table-cell office:value-type="string">
                <text:p>baseline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988569">
                <text:p>0.5988569</text:p>
                <draw:g>
                  <svg:desc>mrmr.B23:mrmr.B28</svg:desc>
                </draw:g>
              </table:table-cell>
              <table:table-cell office:value-type="float" office:value="0.42845538">
                <text:p>0.42845538</text:p>
                <draw:g>
                  <svg:desc>PageRank.B23:PageRank.B28</svg:desc>
                </draw:g>
              </table:table-cell>
              <table:table-cell office:value-type="float" office:value="0.5197">
                <text:p>0.5197</text:p>
                <draw:g>
                  <svg:desc>PageRank.C23:PageRank.C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062723">
                <text:p>0.61062723</text:p>
              </table:table-cell>
              <table:table-cell office:value-type="float" office:value="0.57371277">
                <text:p>0.57371277</text:p>
              </table:table-cell>
              <table:table-cell office:value-type="float" office:value="0.5228">
                <text:p>0.52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019545">
                <text:p>0.62019545</text:p>
              </table:table-cell>
              <table:table-cell office:value-type="float" office:value="0.6053858">
                <text:p>0.6053858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96187">
                <text:p>0.6196187</text:p>
              </table:table-cell>
              <table:table-cell office:value-type="float" office:value="0.6058747">
                <text:p>0.6058747</text:p>
              </table:table-cell>
              <table:table-cell office:value-type="float" office:value="0.5301">
                <text:p>0.53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224105">
                <text:p>0.6224105</text:p>
              </table:table-cell>
              <table:table-cell office:value-type="float" office:value="0.5770974">
                <text:p>0.5770974</text:p>
              </table:table-cell>
              <table:table-cell office:value-type="float" office:value="0.5342">
                <text:p>0.53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234392">
                <text:p>0.6234392</text:p>
              </table:table-cell>
              <table:table-cell office:value-type="float" office:value="0.5054155">
                <text:p>0.5054155</text:p>
              </table:table-cell>
              <table:table-cell office:value-type="float" office:value="0.5468">
                <text:p>0.546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0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2.956cm" style:legend-expansion="high" chart:style-name="ch2"/>
        <chart:plot-area chart:style-name="ch3" table:cell-range-address="mrmr.A2:mrmr.B7 mrmr.C4:mrmr.C4 mrmr.C11:mrmr.C11 mrmr.B9:mrmr.B14 mrmr.C18:mrmr.C18 mrmr.B16:mrmr.B21 mrmr.C25:mrmr.C25 mrmr.B23:mrmr.B28 mrmr.C32:mrmr.C32 mrmr.B30:mrmr.B35 mrmr.C39:mrmr.C39 mrmr.B37:mrmr.B42" chart:data-source-has-labels="row" svg:x="1.331cm" svg:y="0.18cm" svg:width="12.026cm" svg:height="7.659cm">
          <chartooo:coordinate-region svg:x="2.243cm" svg:y="0.379cm" svg:width="10.835cm" svg:height="6.813cm"/>
          <chart:axis chart:dimension="x" chart:name="primary-x" chart:style-name="ch4">
            <chart:title svg:x="6.863cm" svg:y="8.019cm" chart:style-name="ch5">
              <text:p>Given</text:p>
            </chart:title>
          </chart:axis>
          <chart:axis chart:dimension="y" chart:name="primary-y" chart:style-name="ch6">
            <chart:title svg:x="0.451cm" svg:y="4.622cm" chart:style-name="ch7">
              <text:p>Percent</text:p>
            </chart:title>
            <chart:grid chart:style-name="ch8" chart:class="major"/>
          </chart:axis>
          <chart:series chart:style-name="ch9" chart:values-cell-range-address="mrmr.B2:mrmr.B7" chart:label-cell-address="mrmr.C4:mrmr.C4" chart:class="chart:scatter">
            <chart:domain table:cell-range-address="mrmr.A2:mrmr.A7"/>
            <chart:data-point chart:repeated="6"/>
          </chart:series>
          <chart:series chart:style-name="ch10" chart:values-cell-range-address="mrmr.B9:mrmr.B14" chart:label-cell-address="mrmr.C11:mrmr.C11" chart:class="chart:scatter">
            <chart:domain table:cell-range-address="mrmr.A9:mrmr.A14"/>
            <chart:data-point chart:repeated="6"/>
          </chart:series>
          <chart:series chart:style-name="ch11" chart:values-cell-range-address="mrmr.B16:mrmr.B21" chart:label-cell-address="mrmr.C18:mrmr.C18" chart:class="chart:scatter">
            <chart:domain table:cell-range-address="mrmr.A16:mrmr.A21"/>
            <chart:data-point chart:repeated="6"/>
          </chart:series>
          <chart:series chart:style-name="ch12" chart:values-cell-range-address="mrmr.B23:mrmr.B28" chart:label-cell-address="mrmr.C25:mrmr.C25" chart:class="chart:scatter">
            <chart:domain table:cell-range-address="mrmr.A23:mrmr.A28"/>
            <chart:data-point chart:repeated="6"/>
          </chart:series>
          <chart:series chart:style-name="ch13" chart:values-cell-range-address="mrmr.B30:mrmr.B35" chart:label-cell-address="mrmr.C32:mrmr.C32" chart:class="chart:scatter">
            <chart:domain table:cell-range-address="mrmr.A30:mrmr.A35"/>
            <chart:data-point chart:repeated="6"/>
          </chart:series>
          <chart:series chart:style-name="ch14" chart:values-cell-range-address="mrmr.B37:mrmr.B42" chart:label-cell-address="mrmr.C39:mrmr.C39" chart:class="chart:scatter">
            <chart:domain table:cell-range-address="mrmr.A37:mrmr.A4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1=5</text:p>
                <draw:g>
                  <svg:desc>mrmr.C4:mrmr.C4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F1=10</text:p>
                <draw:g>
                  <svg:desc>mrmr.C11:mrmr.C1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F1=15</text:p>
                <draw:g>
                  <svg:desc>mrmr.C18:mrmr.C18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F1=20</text:p>
                <draw:g>
                  <svg:desc>mrmr.C25:mrmr.C25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F1=30</text:p>
                <draw:g>
                  <svg:desc>mrmr.C32:mrmr.C32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F1=50</text:p>
                <draw:g>
                  <svg:desc>mrmr.C39:mrmr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mrmr.A2:mrmr.A7</svg:desc>
                </draw:g>
              </table:table-cell>
              <table:table-cell office:value-type="float" office:value="0.42023927">
                <text:p>0.42023927</text:p>
                <draw:g>
                  <svg:desc>mrmr.B2:mrmr.B7</svg:desc>
                </draw:g>
              </table:table-cell>
              <table:table-cell office:value-type="float" office:value="5">
                <text:p>5</text:p>
                <draw:g>
                  <svg:desc>mrmr.A9:mrmr.A14</svg:desc>
                </draw:g>
              </table:table-cell>
              <table:table-cell office:value-type="float" office:value="0.5625602">
                <text:p>0.5625602</text:p>
                <draw:g>
                  <svg:desc>mrmr.B9:mrmr.B14</svg:desc>
                </draw:g>
              </table:table-cell>
              <table:table-cell office:value-type="float" office:value="5">
                <text:p>5</text:p>
                <draw:g>
                  <svg:desc>mrmr.A16:mrmr.A21</svg:desc>
                </draw:g>
              </table:table-cell>
              <table:table-cell office:value-type="float" office:value="0.5970444">
                <text:p>0.5970444</text:p>
                <draw:g>
                  <svg:desc>mrmr.B16:mrmr.B21</svg:desc>
                </draw:g>
              </table:table-cell>
              <table:table-cell office:value-type="float" office:value="5">
                <text:p>5</text:p>
                <draw:g>
                  <svg:desc>mrmr.A23:mrmr.A28</svg:desc>
                </draw:g>
              </table:table-cell>
              <table:table-cell office:value-type="float" office:value="0.5988569">
                <text:p>0.5988569</text:p>
                <draw:g>
                  <svg:desc>mrmr.B23:mrmr.B28</svg:desc>
                </draw:g>
              </table:table-cell>
              <table:table-cell office:value-type="float" office:value="5">
                <text:p>5</text:p>
                <draw:g>
                  <svg:desc>mrmr.A30:mrmr.A35</svg:desc>
                </draw:g>
              </table:table-cell>
              <table:table-cell office:value-type="float" office:value="0.5725432">
                <text:p>0.5725432</text:p>
                <draw:g>
                  <svg:desc>mrmr.B30:mrmr.B35</svg:desc>
                </draw:g>
              </table:table-cell>
              <table:table-cell office:value-type="float" office:value="5">
                <text:p>5</text:p>
                <draw:g>
                  <svg:desc>mrmr.A37:mrmr.A42</svg:desc>
                </draw:g>
              </table:table-cell>
              <table:table-cell office:value-type="float" office:value="0.50314194">
                <text:p>0.50314194</text:p>
                <draw:g>
                  <svg:desc>mrmr.B37:mrmr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44122186">
                <text:p>0.44122186</text:p>
              </table:table-cell>
              <table:table-cell office:value-type="float" office:value="10">
                <text:p>10</text:p>
              </table:table-cell>
              <table:table-cell office:value-type="float" office:value="0.5754658">
                <text:p>0.5754658</text:p>
              </table:table-cell>
              <table:table-cell office:value-type="float" office:value="10">
                <text:p>10</text:p>
              </table:table-cell>
              <table:table-cell office:value-type="float" office:value="0.6111431">
                <text:p>0.6111431</text:p>
              </table:table-cell>
              <table:table-cell office:value-type="float" office:value="10">
                <text:p>10</text:p>
              </table:table-cell>
              <table:table-cell office:value-type="float" office:value="0.61062723">
                <text:p>0.61062723</text:p>
              </table:table-cell>
              <table:table-cell office:value-type="float" office:value="10">
                <text:p>10</text:p>
              </table:table-cell>
              <table:table-cell office:value-type="float" office:value="0.5800208">
                <text:p>0.5800208</text:p>
              </table:table-cell>
              <table:table-cell office:value-type="float" office:value="10">
                <text:p>10</text:p>
              </table:table-cell>
              <table:table-cell office:value-type="float" office:value="0.5072853">
                <text:p>0.5072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45115072">
                <text:p>0.45115072</text:p>
              </table:table-cell>
              <table:table-cell office:value-type="float" office:value="20">
                <text:p>20</text:p>
              </table:table-cell>
              <table:table-cell office:value-type="float" office:value="0.583483">
                <text:p>0.583483</text:p>
              </table:table-cell>
              <table:table-cell office:value-type="float" office:value="20">
                <text:p>20</text:p>
              </table:table-cell>
              <table:table-cell office:value-type="float" office:value="0.61828756">
                <text:p>0.61828756</text:p>
              </table:table-cell>
              <table:table-cell office:value-type="float" office:value="20">
                <text:p>20</text:p>
              </table:table-cell>
              <table:table-cell office:value-type="float" office:value="0.62019545">
                <text:p>0.62019545</text:p>
              </table:table-cell>
              <table:table-cell office:value-type="float" office:value="20">
                <text:p>20</text:p>
              </table:table-cell>
              <table:table-cell office:value-type="float" office:value="0.5916497">
                <text:p>0.5916497</text:p>
              </table:table-cell>
              <table:table-cell office:value-type="float" office:value="20">
                <text:p>20</text:p>
              </table:table-cell>
              <table:table-cell office:value-type="float" office:value="0.51409763">
                <text:p>0.51409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45133463">
                <text:p>0.45133463</text:p>
              </table:table-cell>
              <table:table-cell office:value-type="float" office:value="30">
                <text:p>30</text:p>
              </table:table-cell>
              <table:table-cell office:value-type="float" office:value="0.5825836">
                <text:p>0.5825836</text:p>
              </table:table-cell>
              <table:table-cell office:value-type="float" office:value="30">
                <text:p>30</text:p>
              </table:table-cell>
              <table:table-cell office:value-type="float" office:value="0.618961">
                <text:p>0.618961</text:p>
              </table:table-cell>
              <table:table-cell office:value-type="float" office:value="30">
                <text:p>30</text:p>
              </table:table-cell>
              <table:table-cell office:value-type="float" office:value="0.6196187">
                <text:p>0.6196187</text:p>
              </table:table-cell>
              <table:table-cell office:value-type="float" office:value="30">
                <text:p>30</text:p>
              </table:table-cell>
              <table:table-cell office:value-type="float" office:value="0.58921796">
                <text:p>0.58921796</text:p>
              </table:table-cell>
              <table:table-cell office:value-type="float" office:value="30">
                <text:p>30</text:p>
              </table:table-cell>
              <table:table-cell office:value-type="float" office:value="0.51571465">
                <text:p>0.51571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5545375">
                <text:p>0.45545375</text:p>
              </table:table-cell>
              <table:table-cell office:value-type="float" office:value="50">
                <text:p>50</text:p>
              </table:table-cell>
              <table:table-cell office:value-type="float" office:value="0.5831626">
                <text:p>0.5831626</text:p>
              </table:table-cell>
              <table:table-cell office:value-type="float" office:value="50">
                <text:p>50</text:p>
              </table:table-cell>
              <table:table-cell office:value-type="float" office:value="0.62091607">
                <text:p>0.62091607</text:p>
              </table:table-cell>
              <table:table-cell office:value-type="float" office:value="50">
                <text:p>50</text:p>
              </table:table-cell>
              <table:table-cell office:value-type="float" office:value="0.6224105">
                <text:p>0.6224105</text:p>
              </table:table-cell>
              <table:table-cell office:value-type="float" office:value="50">
                <text:p>50</text:p>
              </table:table-cell>
              <table:table-cell office:value-type="float" office:value="0.59242564">
                <text:p>0.59242564</text:p>
              </table:table-cell>
              <table:table-cell office:value-type="float" office:value="50">
                <text:p>50</text:p>
              </table:table-cell>
              <table:table-cell office:value-type="float" office:value="0.5180069">
                <text:p>0.5180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535741">
                <text:p>0.4535741</text:p>
              </table:table-cell>
              <table:table-cell office:value-type="float" office:value="100">
                <text:p>100</text:p>
              </table:table-cell>
              <table:table-cell office:value-type="float" office:value="0.5854834">
                <text:p>0.5854834</text:p>
              </table:table-cell>
              <table:table-cell office:value-type="float" office:value="100">
                <text:p>100</text:p>
              </table:table-cell>
              <table:table-cell office:value-type="float" office:value="0.6236909">
                <text:p>0.6236909</text:p>
              </table:table-cell>
              <table:table-cell office:value-type="float" office:value="100">
                <text:p>100</text:p>
              </table:table-cell>
              <table:table-cell office:value-type="float" office:value="0.6234392">
                <text:p>0.6234392</text:p>
              </table:table-cell>
              <table:table-cell office:value-type="float" office:value="100">
                <text:p>100</text:p>
              </table:table-cell>
              <table:table-cell office:value-type="float" office:value="0.5934952">
                <text:p>0.5934952</text:p>
              </table:table-cell>
              <table:table-cell office:value-type="float" office:value="100">
                <text:p>100</text:p>
              </table:table-cell>
              <table:table-cell office:value-type="float" office:value="0.5204803">
                <text:p>0.5204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2.956cm" style:legend-expansion="high" chart:style-name="ch2"/>
        <chart:plot-area chart:style-name="ch3" table:cell-range-address="Recall.A2:Recall.B7 Recall.C4:Recall.C4 Recall.C11:Recall.C11 Recall.B9:Recall.B14 Recall.C18:Recall.C18 Recall.B16:Recall.B21 Recall.C25:Recall.C25 Recall.B23:Recall.B28 Recall.C32:Recall.C32 Recall.B30:Recall.B35 Recall.C39:Recall.C39 Recall.B37:Recall.B42" chart:data-source-has-labels="row" svg:x="1.331cm" svg:y="0.18cm" svg:width="11.259cm" svg:height="7.659cm">
          <chartooo:coordinate-region svg:x="2.058cm" svg:y="0.379cm" svg:width="10.253cm" svg:height="6.813cm"/>
          <chart:axis chart:dimension="x" chart:name="primary-x" chart:style-name="ch4">
            <chart:title svg:x="6.479cm" svg:y="8.019cm" chart:style-name="ch5">
              <text:p>Given</text:p>
            </chart:title>
          </chart:axis>
          <chart:axis chart:dimension="y" chart:name="primary-y" chart:style-name="ch4">
            <chart:title svg:x="0.451cm" svg:y="4.397cm" chart:style-name="ch6">
              <text:p>Perc</text:p>
            </chart:title>
            <chart:grid chart:style-name="ch7" chart:class="major"/>
          </chart:axis>
          <chart:series chart:style-name="ch8" chart:values-cell-range-address="Recall.B2:Recall.B7" chart:label-cell-address="Recall.C4:Recall.C4" chart:class="chart:scatter">
            <chart:domain table:cell-range-address="Recall.A2:Recall.A7"/>
            <chart:data-point chart:repeated="6"/>
          </chart:series>
          <chart:series chart:style-name="ch9" chart:values-cell-range-address="Recall.B9:Recall.B14" chart:label-cell-address="Recall.C11:Recall.C11" chart:class="chart:scatter">
            <chart:data-point chart:repeated="6"/>
          </chart:series>
          <chart:series chart:style-name="ch10" chart:values-cell-range-address="Recall.B16:Recall.B21" chart:label-cell-address="Recall.C18:Recall.C18" chart:class="chart:scatter">
            <chart:data-point chart:repeated="6"/>
          </chart:series>
          <chart:series chart:style-name="ch11" chart:values-cell-range-address="Recall.B23:Recall.B28" chart:label-cell-address="Recall.C25:Recall.C25" chart:class="chart:scatter">
            <chart:data-point chart:repeated="6"/>
          </chart:series>
          <chart:series chart:style-name="ch12" chart:values-cell-range-address="Recall.B30:Recall.B35" chart:label-cell-address="Recall.C32:Recall.C32" chart:class="chart:scatter">
            <chart:data-point chart:repeated="6"/>
          </chart:series>
          <chart:series chart:style-name="ch13" chart:values-cell-range-address="Recall.B37:Recall.B42" chart:label-cell-address="Recall.C39:Recall.C39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Recall = 5</text:p>
                <draw:g>
                  <svg:desc>Recall.C4:Recall.C4</svg:desc>
                </draw:g>
              </table:table-cell>
              <table:table-cell office:value-type="string">
                <text:p>Recall = 10</text:p>
                <draw:g>
                  <svg:desc>Recall.C11:Recall.C11</svg:desc>
                </draw:g>
              </table:table-cell>
              <table:table-cell office:value-type="string">
                <text:p>Recall = 15</text:p>
                <draw:g>
                  <svg:desc>Recall.C18:Recall.C18</svg:desc>
                </draw:g>
              </table:table-cell>
              <table:table-cell office:value-type="string">
                <text:p>Recall = 20</text:p>
                <draw:g>
                  <svg:desc>Recall.C25:Recall.C25</svg:desc>
                </draw:g>
              </table:table-cell>
              <table:table-cell office:value-type="string">
                <text:p>Recall = 30</text:p>
                <draw:g>
                  <svg:desc>Recall.C32:Recall.C32</svg:desc>
                </draw:g>
              </table:table-cell>
              <table:table-cell office:value-type="string">
                <text:p>Recall = 50</text:p>
                <draw:g>
                  <svg:desc>Recall.C39:Recall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ecall.A2:Recall.A7</svg:desc>
                </draw:g>
              </table:table-cell>
              <table:table-cell office:value-type="float" office:value="0.3072">
                <text:p>0.3072</text:p>
                <draw:g>
                  <svg:desc>Recall.B2:Recall.B7</svg:desc>
                </draw:g>
              </table:table-cell>
              <table:table-cell office:value-type="float" office:value="0.512">
                <text:p>0.512</text:p>
                <draw:g>
                  <svg:desc>Recall.B9:Recall.B14</svg:desc>
                </draw:g>
              </table:table-cell>
              <table:table-cell office:value-type="float" office:value="0.6263">
                <text:p>0.6263</text:p>
                <draw:g>
                  <svg:desc>Recall.B16:Recall.B21</svg:desc>
                </draw:g>
              </table:table-cell>
              <table:table-cell office:value-type="float" office:value="0.6992">
                <text:p>0.6992</text:p>
                <draw:g>
                  <svg:desc>Recall.B23:Recall.B28</svg:desc>
                </draw:g>
              </table:table-cell>
              <table:table-cell office:value-type="float" office:value="0.7905">
                <text:p>0.7905</text:p>
                <draw:g>
                  <svg:desc>Recall.B30:Recall.B35</svg:desc>
                </draw:g>
              </table:table-cell>
              <table:table-cell office:value-type="float" office:value="0.8849">
                <text:p>0.8849</text:p>
                <draw:g>
                  <svg:desc>Recall.B37:Recall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3209">
                <text:p>0.3209</text:p>
              </table:table-cell>
              <table:table-cell office:value-type="float" office:value="0.5194">
                <text:p>0.5194</text:p>
              </table:table-cell>
              <table:table-cell office:value-type="float" office:value="0.6349">
                <text:p>0.6349</text:p>
              </table:table-cell>
              <table:table-cell office:value-type="float" office:value="0.708">
                <text:p>0.708</text:p>
              </table:table-cell>
              <table:table-cell office:value-type="float" office:value="0.7964">
                <text:p>0.7964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287">
                <text:p>0.3287</text:p>
              </table:table-cell>
              <table:table-cell office:value-type="float" office:value="0.524">
                <text:p>0.524</text:p>
              </table:table-cell>
              <table:table-cell office:value-type="float" office:value="0.64">
                <text:p>0.64</text:p>
              </table:table-cell>
              <table:table-cell office:value-type="float" office:value="0.7143">
                <text:p>0.7143</text:p>
              </table:table-cell>
              <table:table-cell office:value-type="float" office:value="0.8041">
                <text:p>0.8041</text:p>
              </table:table-cell>
              <table:table-cell office:value-type="float" office:value="0.8939">
                <text:p>0.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329">
                <text:p>0.329</text:p>
              </table:table-cell>
              <table:table-cell office:value-type="float" office:value="0.5251">
                <text:p>0.5251</text:p>
              </table:table-cell>
              <table:table-cell office:value-type="float" office:value="0.6411">
                <text:p>0.6411</text:p>
              </table:table-cell>
              <table:table-cell office:value-type="float" office:value="0.7143">
                <text:p>0.7143</text:p>
              </table:table-cell>
              <table:table-cell office:value-type="float" office:value="0.8028">
                <text:p>0.8028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311">
                <text:p>0.3311</text:p>
              </table:table-cell>
              <table:table-cell office:value-type="float" office:value="0.5238">
                <text:p>0.5238</text:p>
              </table:table-cell>
              <table:table-cell office:value-type="float" office:value="0.6414">
                <text:p>0.6414</text:p>
              </table:table-cell>
              <table:table-cell office:value-type="float" office:value="0.7161">
                <text:p>0.7161</text:p>
              </table:table-cell>
              <table:table-cell office:value-type="float" office:value="0.8049">
                <text:p>0.8049</text:p>
              </table:table-cell>
              <table:table-cell office:value-type="float" office:value="0.8973">
                <text:p>0.8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33">
                <text:p>0.33</text:p>
              </table:table-cell>
              <table:table-cell office:value-type="float" office:value="0.5252">
                <text:p>0.5252</text:p>
              </table:table-cell>
              <table:table-cell office:value-type="float" office:value="0.6438">
                <text:p>0.6438</text:p>
              </table:table-cell>
              <table:table-cell office:value-type="float" office:value="0.7173">
                <text:p>0.7173</text:p>
              </table:table-cell>
              <table:table-cell office:value-type="float" office:value="0.8059">
                <text:p>0.8059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ageRank.A2:PageRank.B7 PageRank.B9:PageRank.B9" chart:data-source-has-labels="row" svg:x="0.32cm" svg:y="0.18cm" svg:width="15.36cm" svg:height="8.64cm">
          <chartooo:coordinate-region svg:x="1.418cm" svg:y="0.379cm" svg:width="13.982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ageRank.B2:PageRank.B7" chart:label-cell-address="PageRank.B9:PageRank.B9" chart:class="chart:scatter">
            <chart:domain table:cell-range-address="PageRank.A2:PageRank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0,428</text:p>
                <draw:g>
                  <svg:desc>PageRank.B9:PageRank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ageRank.A2:PageRank.A7</svg:desc>
                </draw:g>
              </table:table-cell>
              <table:table-cell office:value-type="float" office:value="0.42845538">
                <text:p>0.42845538</text:p>
                <draw:g>
                  <svg:desc>PageRank.B2:PageRank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7371277">
                <text:p>0.57371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6058747">
                <text:p>0.6058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770974">
                <text:p>0.5770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5054155">
                <text:p>0.50541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28cm" svg:height="8.328cm" xlink:href=".." xlink:type="simple" chart:class="chart:bar" chart:style-name="ch1">
        <chart:title svg:x="6.135cm" svg:y="0.302cm" chart:style-name="ch2">
          <text:p>F1@5</text:p>
        </chart:title>
        <chart:legend chart:legend-position="end" svg:x="11.603cm" svg:y="3.616cm" style:legend-expansion="high" chart:style-name="ch3"/>
        <chart:plot-area chart:style-name="ch4" table:cell-range-address="mrmr.A2:mrmr.B7 mrmr.D2:mrmr.D7" chart:data-source-has-labels="both" svg:x="0.272cm" svg:y="1.273cm" svg:width="11.059cm" svg:height="6.889cm">
          <chartooo:coordinate-region svg:x="1.184cm" svg:y="1.472cm" svg:width="10.147cm" svg:height="6.043cm"/>
          <chart:axis chart:dimension="x" chart:name="primary-x" chart:style-name="ch5" chartooo:axis-type="auto">
            <chartooo:date-scale/>
            <chart:categories table:cell-range-address="mrmr.A2:mrm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D2:mrmr.D7" chart:label-cell-address="baseline" chart:class="chart:bar">
            <chart:data-point chart:repeated="6"/>
          </chart:series>
          <chart:series chart:style-name="ch9" chart:values-cell-range-address="mrmr.B2:mrmr.B7" chart:label-cell-address="mrmr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mrmr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mrmr.A2:mrmr.A7</svg:desc>
                </draw:g>
              </table:table-cell>
              <table:table-cell office:value-type="float" office:value="0.4596">
                <text:p>0.4596</text:p>
                <draw:g>
                  <svg:desc>mrmr.D2:mrmr.D7</svg:desc>
                </draw:g>
              </table:table-cell>
              <table:table-cell office:value-type="float" office:value="0.42023927">
                <text:p>0.42023927</text:p>
                <draw:g>
                  <svg:desc>mrmr.B2:mrmr.B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622">
                <text:p>0.4622</text:p>
              </table:table-cell>
              <table:table-cell office:value-type="float" office:value="0.44122186">
                <text:p>0.441221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722">
                <text:p>0.4722</text:p>
              </table:table-cell>
              <table:table-cell office:value-type="float" office:value="0.45115072">
                <text:p>0.451150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765">
                <text:p>0.4765</text:p>
              </table:table-cell>
              <table:table-cell office:value-type="float" office:value="0.45133463">
                <text:p>0.451334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803">
                <text:p>0.4803</text:p>
              </table:table-cell>
              <table:table-cell office:value-type="float" office:value="0.45545375">
                <text:p>0.455453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3">
                <text:p>0.4973</text:p>
              </table:table-cell>
              <table:table-cell office:value-type="float" office:value="0.4535741">
                <text:p>0.45357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9cm" svg:height="6.059cm" xlink:href=".." xlink:type="simple" chart:class="chart:bar" chart:style-name="ch1">
        <chart:title svg:x="5.947cm" svg:y="0.257cm" chart:style-name="ch2">
          <text:p>F1@10</text:p>
        </chart:title>
        <chart:legend chart:legend-position="end" svg:x="11.465cm" svg:y="2.481cm" style:legend-expansion="high" chart:style-name="ch3"/>
        <chart:plot-area chart:style-name="ch4" table:cell-range-address="mrmr.A2:mrmr.A7 mrmr.D9:mrmr.D14 mrmr.B9:mrmr.B14" chart:data-source-has-labels="both" svg:x="0.269cm" svg:y="1.183cm" svg:width="10.927cm" svg:height="4.755cm">
          <chartooo:coordinate-region svg:x="1.181cm" svg:y="1.382cm" svg:width="10.015cm" svg:height="3.909cm"/>
          <chart:axis chart:dimension="x" chart:name="primary-x" chart:style-name="ch5" chartooo:axis-type="auto">
            <chartooo:date-scale/>
            <chart:categories table:cell-range-address="mrmr.A2:mrm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D9:mrmr.D14" chart:label-cell-address="baseline" chart:class="chart:bar">
            <chart:data-point chart:repeated="6"/>
          </chart:series>
          <chart:series chart:style-name="ch9" chart:values-cell-range-address="mrmr.B9:mrmr.B14" chart:label-cell-address="mrmr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mrmr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mrmr.A2:mrmr.A7</svg:desc>
                </draw:g>
              </table:table-cell>
              <table:table-cell office:value-type="float" office:value="0.5392">
                <text:p>0.5392</text:p>
                <draw:g>
                  <svg:desc>mrmr.D9:mrmr.D14</svg:desc>
                </draw:g>
              </table:table-cell>
              <table:table-cell office:value-type="float" office:value="0.5625602">
                <text:p>0.5625602</text:p>
                <draw:g>
                  <svg:desc>mrmr.B9:mrmr.B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31">
                <text:p>0.5431</text:p>
              </table:table-cell>
              <table:table-cell office:value-type="float" office:value="0.5754658">
                <text:p>0.57546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09">
                <text:p>0.5509</text:p>
              </table:table-cell>
              <table:table-cell office:value-type="float" office:value="0.583483">
                <text:p>0.5834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48">
                <text:p>0.5548</text:p>
              </table:table-cell>
              <table:table-cell office:value-type="float" office:value="0.5825836">
                <text:p>0.58258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9">
                <text:p>0.559</text:p>
              </table:table-cell>
              <table:table-cell office:value-type="float" office:value="0.5831626">
                <text:p>0.58316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47">
                <text:p>0.5747</text:p>
              </table:table-cell>
              <table:table-cell office:value-type="float" office:value="0.5854834">
                <text:p>0.58548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5cm" svg:height="7.472cm" xlink:href=".." xlink:type="simple" chart:class="chart:bar" chart:style-name="ch1">
        <chart:title svg:x="5.954cm" svg:y="0.285cm" chart:style-name="ch2">
          <text:p>F1@15</text:p>
        </chart:title>
        <chart:legend chart:legend-position="end" svg:x="11.48cm" svg:y="3.188cm" style:legend-expansion="high" chart:style-name="ch3"/>
        <chart:plot-area chart:style-name="ch4" table:cell-range-address="mrmr.A2:mrmr.A7 mrmr.D16:mrmr.D21 mrmr.B16:mrmr.B21" chart:data-source-has-labels="both" svg:x="0.27cm" svg:y="1.239cm" svg:width="10.94cm" svg:height="6.084cm">
          <chartooo:coordinate-region svg:x="1.182cm" svg:y="1.438cm" svg:width="10.028cm" svg:height="5.238cm"/>
          <chart:axis chart:dimension="x" chart:name="primary-x" chart:style-name="ch5" chartooo:axis-type="auto">
            <chartooo:date-scale/>
            <chart:categories table:cell-range-address="mrmr.A2:mrm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D16:mrmr.D21" chart:label-cell-address="baseline" chart:class="chart:bar">
            <chart:data-point chart:repeated="6"/>
          </chart:series>
          <chart:series chart:style-name="ch9" chart:values-cell-range-address="mrmr.B16:mrmr.B21" chart:label-cell-address="mrmr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mrmr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mrmr.A2:mrmr.A7</svg:desc>
                </draw:g>
              </table:table-cell>
              <table:table-cell office:value-type="float" office:value="0.5381">
                <text:p>0.5381</text:p>
                <draw:g>
                  <svg:desc>mrmr.D16:mrmr.D21</svg:desc>
                </draw:g>
              </table:table-cell>
              <table:table-cell office:value-type="float" office:value="0.5970444">
                <text:p>0.5970444</text:p>
                <draw:g>
                  <svg:desc>mrmr.B16:mrmr.B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18">
                <text:p>0.5418</text:p>
              </table:table-cell>
              <table:table-cell office:value-type="float" office:value="0.6111431">
                <text:p>0.61114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82">
                <text:p>0.5482</text:p>
              </table:table-cell>
              <table:table-cell office:value-type="float" office:value="0.61828756">
                <text:p>0.618287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19">
                <text:p>0.5519</text:p>
              </table:table-cell>
              <table:table-cell office:value-type="float" office:value="0.618961">
                <text:p>0.6189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66">
                <text:p>0.5566</text:p>
              </table:table-cell>
              <table:table-cell office:value-type="float" office:value="0.62091607">
                <text:p>0.620916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02">
                <text:p>0.5702</text:p>
              </table:table-cell>
              <table:table-cell office:value-type="float" office:value="0.6236909">
                <text:p>0.6236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54cm" svg:height="7.536cm" xlink:href=".." xlink:type="simple" chart:class="chart:bar" chart:style-name="ch1">
        <chart:title svg:x="6.379cm" svg:y="0.286cm" chart:style-name="ch2">
          <text:p>F1@20</text:p>
        </chart:title>
        <chart:legend chart:legend-position="end" svg:x="12.329cm" svg:y="3.22cm" style:legend-expansion="high" chart:style-name="ch3"/>
        <chart:plot-area chart:style-name="ch4" table:cell-range-address="mrmr.A2:mrmr.A7 mrmr.D23:mrmr.D28 mrmr.B23:mrmr.B28" chart:data-source-has-labels="both" svg:x="0.287cm" svg:y="1.241cm" svg:width="11.755cm" svg:height="6.145cm">
          <chartooo:coordinate-region svg:x="1.199cm" svg:y="1.44cm" svg:width="10.843cm" svg:height="5.299cm"/>
          <chart:axis chart:dimension="x" chart:name="primary-x" chart:style-name="ch5" chartooo:axis-type="auto">
            <chartooo:date-scale/>
            <chart:categories table:cell-range-address="mrmr.A2:mrm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D23:mrmr.D28" chart:label-cell-address="baseline" chart:class="chart:bar">
            <chart:data-point chart:repeated="6"/>
          </chart:series>
          <chart:series chart:style-name="ch9" chart:values-cell-range-address="mrmr.B23:mrmr.B28" chart:label-cell-address="mrmr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mrmr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mrmr.A2:mrmr.A7</svg:desc>
                </draw:g>
              </table:table-cell>
              <table:table-cell office:value-type="float" office:value="0.5197">
                <text:p>0.5197</text:p>
                <draw:g>
                  <svg:desc>mrmr.D23:mrmr.D28</svg:desc>
                </draw:g>
              </table:table-cell>
              <table:table-cell office:value-type="float" office:value="0.5988569">
                <text:p>0.5988569</text:p>
                <draw:g>
                  <svg:desc>mrmr.B23:mrmr.B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228">
                <text:p>0.5228</text:p>
              </table:table-cell>
              <table:table-cell office:value-type="float" office:value="0.61062723">
                <text:p>0.610627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272">
                <text:p>0.5272</text:p>
              </table:table-cell>
              <table:table-cell office:value-type="float" office:value="0.62019545">
                <text:p>0.620195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301">
                <text:p>0.5301</text:p>
              </table:table-cell>
              <table:table-cell office:value-type="float" office:value="0.6196187">
                <text:p>0.61961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342">
                <text:p>0.5342</text:p>
              </table:table-cell>
              <table:table-cell office:value-type="float" office:value="0.6224105">
                <text:p>0.62241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468">
                <text:p>0.5468</text:p>
              </table:table-cell>
              <table:table-cell office:value-type="float" office:value="0.6234392">
                <text:p>0.62343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61cm" svg:height="7.374cm" xlink:href=".." xlink:type="simple" chart:class="chart:bar" chart:style-name="ch1">
        <chart:title svg:x="6.151cm" svg:y="0.283cm" chart:style-name="ch2">
          <text:p>F1@5</text:p>
        </chart:title>
        <chart:legend chart:legend-position="end" svg:x="11.504cm" svg:y="3.139cm" style:legend-expansion="high" chart:style-name="ch3"/>
        <chart:plot-area chart:style-name="ch4" table:cell-range-address="PageRank.A2:PageRank.C7" chart:data-source-has-labels="both" svg:x="0.273cm" svg:y="1.235cm" svg:width="10.958cm" svg:height="5.992cm">
          <chartooo:coordinate-region svg:x="1cm" svg:y="1.434cm" svg:width="10.231cm" svg:height="5.146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geRank.C2:PageRank.C7" chart:label-cell-address="baseline" chart:class="chart:bar">
            <chart:data-point chart:repeated="6"/>
          </chart:series>
          <chart:series chart:style-name="ch9" chart:values-cell-range-address="PageRank.B2:PageRank.B7" chart:label-cell-address="pagerank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pagerank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4596">
                <text:p>0.4596</text:p>
                <draw:g>
                  <svg:desc>PageRank.C2:PageRank.C7</svg:desc>
                </draw:g>
              </table:table-cell>
              <table:table-cell office:value-type="float" office:value="0.42845538">
                <text:p>0.42845538</text:p>
                <draw:g>
                  <svg:desc>PageRank.B2:PageRank.B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622">
                <text:p>0.4622</text:p>
              </table:table-cell>
              <table:table-cell office:value-type="float" office:value="0.57371277">
                <text:p>0.573712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722">
                <text:p>0.4722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765">
                <text:p>0.4765</text:p>
              </table:table-cell>
              <table:table-cell office:value-type="float" office:value="0.6058747">
                <text:p>0.60587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803">
                <text:p>0.4803</text:p>
              </table:table-cell>
              <table:table-cell office:value-type="float" office:value="0.5770974">
                <text:p>0.57709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3">
                <text:p>0.4973</text:p>
              </table:table-cell>
              <table:table-cell office:value-type="float" office:value="0.5054155">
                <text:p>0.50541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